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28in" fo:margin-top="0.0693in" fo:margin-bottom="0.0693in" loext:contextual-spacing="false" fo:line-height="100%" fo:text-indent="0in" style:auto-text-indent="false" fo:padding="0in" fo:border="none"/>
    </style:style>
    <style:style style:name="P2" style:family="paragraph" style:parent-style-name="Standard" style:master-page-name="Standard">
      <style:paragraph-properties fo:margin-left="0in" fo:margin-right="0.028in" fo:margin-top="0.0693in" fo:margin-bottom="0.0693in" loext:contextual-spacing="false" fo:line-height="100%" fo:text-indent="0in" style:auto-text-indent="false" style:page-number="1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fo:font-size="12pt" style:font-size-asian="12pt" style:font-size-complex="12pt" fo:background-color="#ffffff"/>
    </style:style>
    <style:style style:name="P7" style:family="paragraph" style:parent-style-name="Standard">
      <style:paragraph-properties fo:margin-top="0in" fo:margin-bottom="0in" loext:contextual-spacing="false" fo:padding="0in" fo:border="none"/>
      <style:text-properties fo:color="#404040" fo:background-color="#ffffff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.1528in" loext:contextual-spacing="false" fo:line-height="115%" fo:padding="0in" fo:border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P10" style:family="paragraph" style:parent-style-name="Standard">
      <style:paragraph-properties fo:margin-top="0in" fo:margin-bottom="0.1528in" loext:contextual-spacing="false" fo:line-height="100%" fo:padding="0in" fo:border="none"/>
    </style:style>
    <style:style style:name="P11" style:family="paragraph" style:parent-style-name="Standard">
      <style:paragraph-properties fo:margin-top="0in" fo:margin-bottom="0.2362in" loext:contextual-spacing="false" fo:line-height="100%" fo:padding="0in" fo:border="none"/>
    </style:style>
    <style:style style:name="P12" style:family="paragraph" style:parent-style-name="Standard">
      <style:paragraph-properties fo:margin-top="0in" fo:margin-bottom="0.2362in" loext:contextual-spacing="false" fo:line-height="100%" fo:padding="0in" fo:border="none"/>
      <style:text-properties fo:font-size="12pt" style:font-size-asian="12pt" style:font-size-complex="12pt" fo:background-color="#ffffff"/>
    </style:style>
    <style:style style:name="P13" style:family="paragraph" style:parent-style-name="Standard" style:list-style-name="WWNum1">
      <style:paragraph-properties fo:margin-left="0.5in" fo:margin-right="0in" fo:margin-top="0in" fo:margin-bottom="0.2362in" loext:contextual-spacing="true" fo:line-height="100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0.5in" fo:margin-right="0in" fo:margin-top="0in" fo:margin-bottom="0.2362in" loext:contextual-spacing="true" fo:line-height="100%" fo:text-indent="-0.25in" style:auto-text-indent="false" fo:padding="0in" fo:border="non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 fo:background-color="#ffffff"/>
    </style:style>
    <style:style style:name="T7" style:family="text">
      <style:text-properties fo:font-size="12pt" style:text-underline-style="none" style:font-size-asian="12pt" style:font-size-complex="12pt" fo:background-color="#ffffff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teúdo :</text:span><text:span text:style-name="T3"> Incontinência urinária infantil.</text:span></text:p>
      <text:p text:style-name="P1"><text:span text:style-name="T2">Palavras chaves: </text:span><text:span text:style-name="T3">Fisioterapia, Sessões de fisioterapia.</text:span></text:p>
      <text:p text:style-name="P1"><text:span text:style-name="T2">Gatilhos : </text:span><text:span text:style-name="T3">Especificidade / Urgência / Porque.</text:span></text:p>
      <text:p text:style-name="P3"><text:span text:style-name="T1">Referências:</text:span></text:p>
      <text:p text:style-name="P3"><text:a xlink:type="simple" xlink:href="https://www.tuasaude.com/incontinencia-urinaria-infantil/" text:style-name="Internet_20_link" text:visited-style-name="Visited_20_Internet_20_Link"><text:span text:style-name="T8">https://www.tuasaude.com/incontinencia-urinaria-infantil/</text:span></text:a></text:p>
      <text:p text:style-name="P3"><text:a xlink:type="simple" xlink:href="http://www.copacabanarunners.net/incontinencia-urinaria-infantil.html" text:style-name="Internet_20_link" text:visited-style-name="Visited_20_Internet_20_Link"><text:span text:style-name="T8">http://www.copacabanarunners.net/incontinencia-urinaria-infantil.html</text:span></text:a></text:p>
      <text:p text:style-name="P3"><text:a xlink:type="simple" xlink:href="http://www.hospitalinfantilsabara.org.br/saude-da-crianca/informacoes-sobre-doencas/abc-saude-infantil/I/incontinencia-urinaria/" text:style-name="Internet_20_link" text:visited-style-name="Visited_20_Internet_20_Link"><text:span text:style-name="T8">http://www.hospitalinfantilsabara.org.br/saude-da-crianca/informacoes-sobre-doencas/abc-saude-infantil/I/incontinencia-urinaria/</text:span></text:a></text:p>
      <text:p text:style-name="P3"/>
      <text:p text:style-name="P3"/>
      <text:p text:style-name="P4"><text:span text:style-name="T9">TÍTULO : Será que seu filho tem incontinência Urinária? Como <text:s/>a fisioterapia pode ajudar.</text:span></text:p>
      <text:p text:style-name="P6"/>
      <text:p text:style-name="P6"/>
      <text:p text:style-name="P3"><text:span text:style-name="T3">A incontinência Urinária é ocasionada quando a criança perde urina involuntariamente ou repetidamente. Geralmente acontece, após os 5 anos de idade. Pode ocorrer durante o dia, chamada de Enurese diurna e com mais frequência a noite, chamada de Enurese noturna. A</text:span><text:span text:style-name="T4"> fisioterapia</text:span><text:span text:style-name="T3"> para incontinência urinária infantil são tratamentos que incluem treinos de exercícios, que auxiliam a criança a fortalecer e controlar os músculos da bexiga.</text:span></text:p>
      <text:p text:style-name="P9"/>
      <text:p text:style-name="P11"><text:span text:style-name="T5">Causas:</text:span></text:p>
      <text:list xml:id="list8690219910806612019" text:style-name="WWNum1">
        <text:list-item>
          <text:p text:style-name="P13"><text:span text:style-name="T3">Infecções Urinárias com frequência; </text:span></text:p>
        </text:list-item>
        <text:list-item>
          <text:p text:style-name="P15"><text:span text:style-name="T3">Desenvolvimento físico mais lento;</text:span></text:p>
        </text:list-item>
        <text:list-item>
          <text:p text:style-name="P13"><text:span text:style-name="T3">Bexiga nervosa, é quando os músculos que servem para impedir a saída da urina contraem-se involuntariamente, forçando a urina a sair;</text:span></text:p>
        </text:list-item>
        <text:list-item>
          <text:p text:style-name="P13"><text:span text:style-name="T3">Problemas na anatomia ou problemas emocionais;. </text:span></text:p>
        </text:list-item>
        <text:list-item>
          <text:p text:style-name="P13"><text:span text:style-name="T3">Sentem mais sono que <text:s/>os adultos, o sono é tão intenso ao ponto de demorar para acordar completamente; Também pode significar, que não sentem os sinais que avisam para esvaziar a bexiga, podendo acontecer com frequência não acordar a tempo de ir ao banheiro;</text:span></text:p>
        </text:list-item>
        <text:list-item>
          <text:p text:style-name="P13"><text:span text:style-name="T3">Quando a criança já tem mais de 3 anos e segura bem o xixi durante o dia, mas ainda faz xixi na cama todas as noites ou mais de 2 vezes na semana;</text:span></text:p>
        </text:list-item>
        <text:list-item>
          <text:p text:style-name="P13"><text:span text:style-name="T3">Ao se distrair com brincadeiras e outras coisas a criança esquece de ir ao banheiro, fazendo com que a bexiga encha muito e se urine.</text:span></text:p>
        </text:list-item>
      </text:list>
      <text:p text:style-name="P6"/>
      <text:p text:style-name="P6"/>
      <text:p text:style-name="P6"/>
      <text:p text:style-name="P6"><text:soft-page-break/></text:p>
      <text:p text:style-name="P10"><text:span text:style-name="T3">Na opinião do urologista pediátrico do Hospital Aliança, Dr. Ubirajara Barroso.“O xixi na cama é um problema que pode afetar 10% das crianças com idade de 05 anos, 5% das crianças de 10 anos e ainda 1%, de adolescentes com 15 anos. Ou seja, é mais comum do que pensamos”. Os pais de crianças que molham a cama do período noturno ou as calças no decorrer do dia. Devem se preocupar e compreender com muita paciência. A </text:span><text:span text:style-name="T4">fisioterapia</text:span><text:span text:style-name="T3"> pode auxiliar muito bem os problemas ocasionados pela incontinência. </text:span></text:p>
      <text:p text:style-name="P11"><text:span text:style-name="T3"><text:s/></text:span></text:p>
      <text:p text:style-name="P11"><text:span text:style-name="T5">O que pode auxiliar na diminuição da incontinência ?</text:span></text:p>
      <text:list xml:id="list6297321924291190432" text:style-name="WWNum2">
        <text:list-item>
          <text:p text:style-name="P14"><text:span text:style-name="T3"><text:s text:c="2"/>Lavar as mãos em água fria, antes de deitar-se , isso estimula o ato ( urinar).</text:span></text:p>
        </text:list-item>
        <text:list-item>
          <text:p text:style-name="P14"><text:span text:style-name="T3"><text:s text:c="2"/>Não consumir bebidas antes de ir dormir;</text:span></text:p>
        </text:list-item>
        <text:list-item>
          <text:p text:style-name="P14"><text:span text:style-name="T3"><text:s/>Evitar brigas ou punições; pois a criança não fez o xixi por querer, foi um ato involuntário de sua bexiga;</text:span></text:p>
        </text:list-item>
        <text:list-item>
          <text:p text:style-name="P14"><text:span text:style-name="T3">Fazer um calendário, com pontuações para noites “secas” e “molhadas”.</text:span></text:p>
        </text:list-item>
      </text:list>
      <text:p text:style-name="P12"/>
      <text:p text:style-name="P11"><text:span text:style-name="T3">Se você desconfiar que seu filho está com incontinência procure um médico, ele poderá te auxiliar e indicar para um fisioterapeuta para fazer exercícios para tratar do problema.A </text:span><text:span text:style-name="T4">fisioterapia</text:span><text:span text:style-name="T3"> irá ajudar na incontinência Urinária infantil, fazendo sessões de tratamentos para fortalecer a bexiga, algumas programações de horários para a criança urinar, tratamento com equipamentos. Alguns exercícios dados pelo fisioterapeuta, pode fazer em casa diariamente.</text:span></text:p>
      <text:p text:style-name="P12"/>
      <text:p text:style-name="P5"/>
      <text:p text:style-name="P6"/>
      <text:p text:style-name="P6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79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463" meta:character-count="3050" meta:non-whitespace-character-count="2611"/>
    <meta:generator>LibreOfficeDev/5.1.0.3$Linux_X86_64 LibreOffice_project/</meta:generator>
  </office:meta>
</office:document-meta>
</file>